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margin-top="0in" fo:margin-bottom="0in"/>
    </style:style>
    <style:style style:name="P11" style:family="paragraph" style:parent-style-name="Preformatted_20_Text">
      <style:paragraph-properties fo:background-color="#ffff99">
        <style:background-image/>
      </style:paragraph-properties>
    </style:style>
    <style:style style:name="P12" style:family="paragraph" style:parent-style-name="Preformatted_20_Text">
      <style:paragraph-properties fo:margin-left="0in" fo:margin-right="0.5in" fo:text-indent="0in" style:auto-text-indent="false"/>
    </style:style>
    <style:style style:name="P13" style:family="paragraph" style:parent-style-name="Text_20_body" style:list-style-name="List_20_1"/>
    <style:style style:name="P14" style:family="paragraph" style:parent-style-name="Text_20_body" style:list-style-name="List_20_1">
      <style:paragraph-properties fo:text-align="start" style:justify-single-word="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6"/>
    <style:style style:name="P25" style:family="paragraph" style:parent-style-name="Text_20_body" style:list-style-name="L16">
      <style:text-properties fo:font-style="italic" style:font-style-asian="italic" style:font-style-complex="italic"/>
    </style:style>
    <style:style style:name="P26" style:family="paragraph" style:parent-style-name="Text_20_body" style:list-style-name="L3">
      <style:text-properties fo:font-weight="bold" style:font-weight-asian="bold" style:font-weight-complex="bold"/>
    </style:style>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list-style-name="L2">
      <style:paragraph-properties fo:margin-left="0in" fo:margin-right="0in" fo:text-indent="0in" style:auto-text-indent="false"/>
    </style:style>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Heading_20_1" style:master-page-name="First_20_Page">
      <style:paragraph-properties style:page-number="auto"/>
    </style:style>
    <style:style style:name="P32" style:family="paragraph" style:parent-style-name="Preformatted_20_Text" style:list-style-name="Numbering_20_1"/>
    <style:style style:name="P33" style:family="paragraph" style:parent-style-name="Preformatted_20_Text" style:list-style-name="L13"/>
    <style:style style:name="P34" style:family="paragraph" style:parent-style-name="Preformatted_20_Text" style:list-style-name="Numbering_20_1">
      <style:paragraph-properties fo:margin-left="0in" fo:margin-right="0.5in" fo:text-indent="0in" style:auto-text-indent="false"/>
    </style:style>
    <style:style style:name="P35" style:family="paragraph" style:parent-style-name="BulletedNumberText" style:list-style-name="List_20_1"/>
    <style:style style:name="P36" style:family="paragraph" style:parent-style-name="BulletedNumberText" style:list-style-name="Numbering_20_1"/>
    <style:style style:name="P37" style:family="paragraph" style:parent-style-name="BulletedNumberText" style:list-style-name="L11"/>
    <style:style style:name="P38" style:family="paragraph" style:parent-style-name="BulletedNumberText" style:list-style-name="L12"/>
    <style:style style:name="P39" style:family="paragraph" style:parent-style-name="BulletedNumberText" style:list-style-name="L13"/>
    <style:style style:name="P40" style:family="paragraph" style:parent-style-name="Standard" style:list-style-name="Numbering_20_1"/>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6">
      <style:text-properties fo:font-style="italic" style:font-style-asian="italic" style:font-style-complex="italic"/>
    </style:style>
    <style:style style:name="P44" style:family="paragraph" style:parent-style-name="Standard" style:list-style-name="L14">
      <style:paragraph-properties fo:margin-left="0.9846in" fo:margin-right="0in" fo:text-indent="-0.25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8080"/>
    </style:style>
    <style:style style:name="T14" style:family="text">
      <style:text-properties fo:color="#3f7f7f"/>
    </style:style>
    <style:style style:name="T15" style:family="text">
      <style:text-properties style:font-name="Palatino Linotype3"/>
    </style:style>
    <style:style style:name="T16" style:family="text">
      <style:text-properties style:font-name="Palatino Linotype3" fo:font-size="12pt" style:font-name-asian="PalatinoLinotype-Roman" style:font-size-asian="12pt" style:font-name-complex="PalatinoLinotype-Roman" style:font-size-complex="12pt"/>
    </style:style>
    <style:style style:name="T17" style:family="text">
      <style:text-properties fo:font-size="10pt" style:font-size-asian="10p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eploying Bedework</text:h>
      <text:h text:style-name="Heading_20_2" text:outline-level="2">Prerequisites</text:h>
      <text:p text:style-name="Text_20_body">This section describes how to deploy Bedework in production at your site. <text:s/>It covers setting up your build environment, how to change the database, authentication, <text:s/>and provides guidance on creating your initial calendars, subscriptions, views, and administrative users. <text:s text:c="2"/>A tutorial is included at the end of the chapter that provides a quick guided walk-through of setting up Bedework against MySQL and local LDAP authentication. <text: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29609430" text:style-name="List_20_1">
        <text:list-item>
          <text:p text:style-name="P14">JDK 6</text:p>
        </text:list-item>
        <text:list-item>
          <text:p text:style-name="P13">JAVA_HOME environment variable must be set </text:p>
        </text:list-item>
        <text:list-item>
          <text:p text:style-name="P13">Hardware for testing: most current desktop or laptops will be adequate.</text:p>
        </text:list-item>
        <text:list-item>
          <text:p text:style-name="P13">Hardware for production: A server class machine generally with at least 2Gigs allocated to the JVM (more is better).</text:p>
        </text:list-item>
        <text:list-item>
          <text:p text:style-name="P13">An adequate database system. In particular, the database should support Unicode. <text:s/>Many Bedework installations use MySQL or Oracle. <text:s/>As of version 3.6 you may opt to use Bedework's built in Apache Derby database.</text:p>
        </text:list-item>
        <text:list-item>
          <text:p text:style-name="P13">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 JBoss is the default container in Bedework 3.6.</text:p>
        </text:list-item>
        <text:list-item>
          <text:p text:style-name="P28">Authentication is local to your site - some Java programming may be necessary to accomplish this. <text:s/>The tutorial at the end of this chapter describes how to connect Bedework to a local directory for authentication.</text:p>
        </text:list-item>
      </text:list>
      <text:h text:style-name="Heading_20_3" text:outline-level="3"><text:soft-page-break/>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29611658" text:style-name="L1">
        <text:list-item>
          <text:p text:style-name="P15">Derby – the database we provide with the quickstart. </text:p>
        </text:list-item>
        <text:list-item>
          <text:p text:style-name="P15">MySql version 5</text:p>
        </text:list-item>
        <text:list-item>
          <text:p text:style-name="P15">Oracle Version 10 and perhaps Version 9 with Version 10 jdbc drivers.</text:p>
        </text:list-item>
        <text:list-item>
          <text:p text:style-name="P15">Hypersonic (hsql), <text:s/>though we do not recommend using Hypersonic for production.</text:p>
        </text:list-item>
      </text:list>
      <text:h text:style-name="Heading_20_3" text:outline-level="3">Unsupported databases</text:h>
      <text:p text:style-name="Text_20_body"><text:span text:style-name="T15">Because of our use of Hibernate, we don’t support databases they don’t support. <text:s/>While Hibernate should make it possible to run Bedework on any Hibernate supported database, i</text:span><text:span text:style-name="T16">n reality, there are problems with some systems that may require hand-editing of the schema.</text:span><text:span text:style-name="T15">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29617696" text:style-name="L2">
        <text:list-item>
          <text:p text:style-name="P29">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9">PostgreSQL: We hope to do more work in the near future supporting postgres. </text:p>
        </text:list-item>
        <text:list-item>
          <text:p text:style-name="P29">MySQL version 4: Has problems in a number of areas. These are unlikely to ever be resolved. Version 4 is now old.</text:p>
        </text:list-item>
      </text:list>
      <text:h text:style-name="Heading_20_2" text:outline-level="2">The Config Files: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text:s text:c="2"/>Preparing Bedework for production involves copying the configuration files, modifying them for your site, installing any Database libraries required, and building Bedework.</text:p>
      <text:p text:style-name="Text_20_body"><text:soft-page-break/>Ant properties have the characteristics that once set they cannot be modified. <text:s/>To override default settings they must be set earlier in the process. </text:p>
      <text:h text:style-name="Heading_20_4" text:outline-level="4">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2">C:\Users\userid\bwbuild</text:p>
      <text:p text:style-name="Text_20_body">Inside <text:span text:style-name="T5">bwbuild</text:span> you will find a number of example configurations in subdirectories, for example <text:span text:style-name="T5">jboss </text:span><text:span text:style-name="T7">and </text:span><text:span text:style-name="T5">jboss-mysql</text:span>. </text:p>
      <text:p text:style-name="P11">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we encourage you to use the JBoss configuration with the -bwc jboss parameter.</text:p>
      <text:p text:style-name="Text_20_body">In <text:span text:style-name="T7">each</text:span> configuration you will find the following files:</text:p>
      <text:p text:style-name="Preformatted_20_Text"><text:soft-page-break/>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bwbuild/jboss/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DEPRECATED: The <text:span text:style-name="T5">context.xml</text:span> file is referenced by the properties file and is where you place settings for the database resource. <text:span text:style-name="T6">[NOTE: the context.xml file is used only for the Tomcat build, found in the “default” directory. <text:s/>Despite the name of the directory, <text:s/>this is no longer our recommended default. <text:s/>As noted above, we encourage the use of “jboss” or “jboss-mysql” as your starting point. <text:s/>We will update the directory names in an upcoming release.]</text:span></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5">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29610560" text:style-name="L3">
        <text:list-item>
          <text:p text:style-name="P16"><text:span text:style-name="T1">CalAdmin</text:span> – the administration application</text:p>
        </text:list-item>
        <text:list-item>
          <text:p text:style-name="P16"><text:span text:style-name="T1">EventSubmit </text:span><text:span text:style-name="T2">– the public event submission tool</text:span></text:p>
        </text:list-item>
        <text:list-item>
          <text:p text:style-name="P16"><text:soft-page-break/><text:span text:style-name="T1">Events</text:span> – public events (unauthenticated access to calendars)</text:p>
        </text:list-item>
        <text:list-item>
          <text:p text:style-name="P16"><text:span text:style-name="T1">Feeder</text:span><text:span text:style-name="T2"> – public events feed application (xml, ical, json, rss etc)</text:span></text:p>
        </text:list-item>
        <text:list-item>
          <text:p text:style-name="P16"><text:span text:style-name="T1">SoEDept</text:span> – example calendar suite</text:p>
        </text:list-item>
        <text:list-item>
          <text:p text:style-name="P16"><text:span text:style-name="T1">UserCal</text:span> – personal events</text:p>
        </text:list-item>
        <text:list-item>
          <text:p text:style-name="P16"><text:span text:style-name="T1">Pubcaldav</text:span> – public events caldav server. <text:s/>Provides unauthenticated access to calendars.</text:p>
        </text:list-item>
        <text:list-item>
          <text:p text:style-name="P16"><text:span text:style-name="T1">Usercaldav</text:span> - personal caldav server. <text:s/>Provides authenticated access to calendars.</text:p>
        </text:list-item>
        <text:list-item>
          <text:p text:style-name="P16"><text:span text:style-name="T1">caldavTest</text:span> – a test application for caldav</text:p>
        </text:list-item>
        <text:list-item>
          <text:p text:style-name="P16"><text:span text:style-name="T1">dumpres</text:span> – the dump restore utility</text:p>
        </text:list-item>
        <text:list-item>
          <text:p text:style-name="P16"><text:span text:style-name="T1">test</text:span> – a test suite</text:p>
        </text:list-item>
        <text:list-item>
          <text:p text:style-name="P26">indexer <text:span text:style-name="T2">– crawler for Bedework. <text:s/>Uses Lucene to provide full-text searches.</text:span></text:p>
        </text:list-item>
        <text:list-item>
          <text:p text:style-name="P26">sysevlog <text:span text:style-name="T2">– the system events logger</text:span></text:p>
        </text:list-item>
        <text:list-item>
          <text:p text:style-name="P26">iosched<text:span text:style-name="T2"> – the in/out scheduler. <text:s/>Provides support for scheduling.</text:span></text:p>
        </text:list-item>
        <text:list-item>
          <text:p text:style-name="P26">monitor <text:span text:style-name="T2">– the system monitor, collects system statistics</text:span></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29621805" text:style-name="L4">
        <text:list-item>
          <text:p text:style-name="P17">“caldav” - a caldav server</text:p>
        </text:list-item>
        <text:list-item>
          <text:p text:style-name="P17">“caldavTest” - a caldav test package</text:p>
        </text:list-item>
        <text:list-item>
          <text:p text:style-name="P17">“webapps” - a web client</text:p>
        </text:list-item>
        <text:list-item>
          <text:p text:style-name="P17">“dumprestore” - a dump/restore application</text:p>
        </text:list-item>
        <text:list-item>
          <text:p text:style-name="P17"><text:soft-page-break/>“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cal.options.xml file. A number of options can be left with the default values and some are not yet implemented. The three values it is particularly important to set (and their default settings) are:</text:p>
      <text:p text:style-name="preformatted">&lt;tzid&gt;America/New_York&lt;/tzid&gt;</text:p>
      <text:p text:style-name="preformatted">&lt;systemid&gt;<text:a xlink:type="simple" xlink:href="mailto:demobedework@cal.mysite.edu">demobedework@cal.mysite.edu</text:a>&lt;/systemid&gt;</text:p>
      <text:p text:style-name="preformatted">&lt;browserResourcesRoot&gt;<text:span text:style-name="T6">path to resources</text:span><text:span text:style-name="T8">&lt;/browserResourcesRoot&gt;</text:span></text:p>
      <text:p text:style-name="Text_20_body"><text:tab/><text:span text:style-name="T17">*note: the browserResourcesRoot is defined for each client – be sure to update all instances of it.</text:span></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text:soft-page-break/>Calendar user addresses take the form of a “mailto:” uri so that <text:s/>user “testuser01” on a system configured as above would have a calendar user address of </text:p>
      <text:p text:style-name="preformatted">mailto:testuser01@cal.mysite.edu</text:p>
      <text:h text:style-name="Heading_20_4" text:outline-level="4">The browserResourcesRoot</text:h>
      <text:p text:style-name="Text_20_body">The browserResourcesRoot is the path to css, images, and other files that will be loaded by the browser after a Bedework theme is rendered. <text:s/>The value is set to localhost:8080 in the quickstart so that a browser on the local machine running Bedework can find these resources. <text:s/>It must be changed to allow remote browsers to find the resources, and the protocol must be changed to https for those applications that will be served over SSL (e.g. the user or administrative clients).</text:p>
      <text:p text:style-name="Text_20_body">The browserResourcesRoot is covered in greater detail below in section 3.12 “Setting up the Theme Directories” (this chapter) and in Chapter 6, “Theming”. <text:s/></text:p>
      <text:h text:style-name="Heading_20_4" text:outline-level="4">Other properties</text:h>
      <text:p text:style-name="Text_20_body">There are a number of names used when creating default calendars. These can be set to some appropriate localized value, <text:span text:style-name="T1">but <text:s/>note: </text:span><text:span text:style-name="T2">the xsl stylesheets of Bedework 3.6 and earlier versions make reference to one or two of these properties by name, in particular the string “user” for the name of the user calendar root. If you change this value, you must update the xslt files that reference it. </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ships with Apache Derby. <text:s/>Derby provides a good way to try out the system and can be considered a viable alternative for production deployments (though it is not considered to be as fast as other databases). To move to another database system you will need to perform the following tasks: </text:p>
        <text:list xml:id="list30678926" text:continue-list="list29609430" text:style-name="List_20_1">
          <text:list-item text:start-value="1">
            <text:p text:style-name="P35">Configure JBoss to use a different data source</text:p>
          </text:list-item>
          <text:list-item>
            <text:p text:style-name="P35">Configure Hibernate to use the appropriate dialect </text:p>
          </text:list-item>
          <text:list-item>
            <text:p text:style-name="P35"><text:soft-page-break/>Rebuild </text:p>
          </text:list-item>
          <text:list-item>
            <text:p text:style-name="P30">Restore the schema and data </text:p>
          </text:list-item>
        </text:list>
        <text:p text:style-name="Text_20_body"><text:span text:style-name="T1">Note: </text:span><text:s/>if you'd like to set up an initialized database in Derby for testing, you can destroy the Derby data and follow the steps in Chapter 2 “Bedework Basics” to restore a data file. <text:s/>To destroy Derby, stop JBoss (if running) and rename (or throw away) the directory named jboss-5.1.0.GA/server/default/data/<text:span text:style-name="T1">bedework</text:span>/derby. <text:s text:c="2"/>Restart JBoss and the directory will be recreated in an empty state. <text:s text:c="2"/>(<text:span text:style-name="T6">Note: avoid removing the <text:s/>jboss-5.1.0.GA/server/default/data/derby directory (i.e. the one in the directory above “bedework”), as it is used by the JBoss system itself.)</text:span></text:p>
        <text:h text:style-name="Heading_20_3" text:outline-level="3">Language settings.</text:h>
        <text:p text:style-name="Text_20_body">The database you select must support unicode. For most European and American systems this may not be obvious at first but eventually problems will occur with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29599413" text:style-name="L5">
          <text:list-item>
            <text:p text:style-name="P18">The client (browser, caldav client etc)</text:p>
          </text:list-item>
          <text:list-item>
            <text:p text:style-name="P18">The servlet container (jboss, tomcat)</text:p>
          </text:list-item>
          <text:list-item>
            <text:p text:style-name="P18">The servlet (bedework)</text:p>
          </text:list-item>
          <text:list-item>
            <text:p text:style-name="P18">Jdbc settings</text:p>
          </text:list-item>
          <text:list-item>
            <text:p text:style-name="P18">The database</text:p>
          </text:list-item>
        </text:list>
        <text:h text:style-name="Heading_20_3" text:outline-level="3">Create the Database</text:h>
        <text:p text:style-name="Text_20_body">Having selected a database system, you should now create an empty database in it. <text:s/>E.g. <text:s/>create a database named “Bedework3p6” and provide full rights to an appropriately named user such as “bedework”. <text:s/></text:p>
        <text:h text:style-name="Heading_20_3" text:outline-level="3"><text:bookmark text:name="ConfigureTomcat5.0.28"/><text:soft-page-break/>Configure the Bedework Datasource</text:h>
        <text:p text:style-name="Standard">In Bedework 3.6, all clients running in JBoss reference a datasource by the JNDI name “CalendarDS”. <text:s/>To change which datasource is being referenced, modify the file <text:line-break/>jboss-5.1.0/server/default/bwdeploy/<text:span text:style-name="T1">bedework-ds.xml </text:span><text:span text:style-name="T2">. </text:span></text:p>
        <text:p text:style-name="Standard"><text:line-break/>For Example, to move to MySQL 5, replace the CalendarDS data source with the following (adjusting the connection-url, user-name, and password as needed):</text:p>
        <text:p text:style-name="Standard"><text:line-break/>&lt;datasources&gt; <text:s text:c="3"/><text:line-break/> <text:s text:c="3"/>&lt;local-tx-datasource&gt;<text:line-break/> <text:s text:c="7"/>&lt;jndi-name&gt;CalendarDS&lt;/jndi-name&gt;<text:line-break/> <text:s text:c="7"/>&lt;connection-url&gt;jdbc:mysql://127.0.0.1:3306/bedework3p6&lt;/connection-url&gt;<text:line-break/> <text:s text:c="7"/>&lt;driver-class&gt;com.mysql.jdbc.Driver&lt;/driver-class&gt;<text:line-break/> <text:s text:c="7"/>&lt;user-name&gt;bedework&lt;/user-name&gt;<text:line-break/> <text:s text:c="7"/>&lt;password&gt;mypswd&lt;/password&gt;<text:line-break/> <text:s text:c="7"/>&lt;min-pool-size&gt;5&lt;/min-pool-size&gt;<text:line-break/> <text:s text:c="7"/>&lt;max-pool-size&gt;100&lt;/max-pool-size&gt;<text:line-break/> <text:s text:c="7"/>&lt;blocking-timeout-millis&gt;5000&lt;/blocking-timeout-millis&gt;<text:line-break/> <text:s text:c="7"/>&lt;idle-timeout-minutes&gt;15&lt;/idle-timeout-minutes&gt;<text:line-break/> <text:s text:c="7"/>&lt;metadata&gt;<text:line-break/> <text:s text:c="11"/>&lt;type-mapping&gt;mySQL&lt;/type-mapping&gt;<text:line-break/> <text:s text:c="7"/>&lt;/metadata&gt;<text:line-break/> <text:s text:c="3"/>&lt;/local-tx-datasource&gt;<text:line-break/>&lt;/datasources&gt; </text:p>
        <text:h text:style-name="Heading_20_3" text:outline-level="3" text:is-list-header="true">Add JDBC Drivers to JBoss</text:h>
        <text:list xml:id="list29608104" text:style-name="L6">
          <text:list-item>
            <text:p text:style-name="P19">Copy the appropriate jdbc driver .jar file for the database you are deploying to the jboss-5.1.0.GA/server/default/lib/ directory. <text:s/>For example, the quickstart comes packaged with the Derby driver: &lt;quickstart&gt;/jboss-5.1.0.GA/server/default/lib/derby-10.5.3.0.jar.</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3" text:outline-level="3"><text:bookmark text:name="Configurehibernate"/>Configure Hibernate to Work with Your Databas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text:soft-page-break/>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h text:style-name="Heading_20_3" text:outline-level="3">Build the newly configured system</text:h>
        <text:p text:style-name="Text_20_body">Assuming you chose to update the jboss configuration then the build command would be </text:p>
        <text:p text:style-name="Preformatted_20_Text">./bw -bwc jboss clean.deploy.debug</text:p>
        <text:p text:style-name="Text_20_body">If you used the jboss-mysql configuration then the command would be </text:p>
        <text:p text:style-name="Preformatted_20_Text">./bw -bwc jboss-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JBoss within the quickstart distribution, your application war files are <text:s/>packaged into an .ear file and are now deployed into jboss-5.1.0.GA\server\default\bwdeploy. <text:s/>Otherwise, collect the war files and drop them in your container. </text:p>
        <text:p text:style-name="P4"><text:span text:style-name="Emphasis"><text:span text:style-name="T2">Note: ".debug" will provide debugging output in the server log. You can remove it and rebuild when </text:span></text:span><text:soft-page-break/><text:span text:style-name="Emphasis"><text:span text:style-name="T2">you are convinced you are production ready.)</text:span></text:span><text:span text:style-name="T2"> </text:span></text:p>
        <text:h text:style-name="Heading_20_3" text:outline-level="3">Initialize the database</text:h>
        <text:p text:style-name="Text_20_body">Follow the steps in Chapter 2 “Basics” to restore a data file, and your database is initialized. <text:s/>If you are upgrading from version 3.4.1.1 or earlier, see section 3.12 <text:s/>in this chapter on upgrading. </text:p>
      </text:section>
      <text:h text:style-name="Heading_20_2" text:outline-level="2">Authentication</text:h>
      <text:p text:style-name="Standard">The Bedework quickstart authenticates to the packaged ApacheDS directory server. <text:s/>For installations that will not be authenticating to a local domain, this is acceptable for a production deployment. <text:s/>Add users to ApacheDS using the tools outlined in Chapter 2 “Basics”, and add superusers to the System tab → “Manage system preferences” page in the admin client.</text:p>
      <text:p text:style-name="Standard"/>
      <text:p text:style-name="Standard">The rest of this section details how to move to a local authentication domain.</text:p>
      <text:h text:style-name="Heading_20_3" text:outline-level="3">Add a superuser</text:h>
      <text:p text:style-name="Text_20_body">Before you switch from the quickstart's authentication to your site's authentication you need to ensure you have an administrative superuser that exists within your own authentication domain.</text:p>
      <text:p text:style-name="Text_20_body">Two ways to achieve this are to:</text:p>
      <text:list xml:id="list29617900" text:style-name="L7">
        <text:list-item>
          <text:p text:style-name="P20">Create a user in your domain, e.g. “admin”, that is already set up as a superuser in the Bedework quickstart.</text:p>
        </text:list-item>
        <text:list-item>
          <text:p text:style-name="P20">Create a Bedework superuser with an account that already exists in your authentication domain.</text:p>
        </text:list-item>
      </text:list>
      <text:p text:style-name="Text_20_body">Option 2 is probably the most appropriate and as the deployer it is probably acceptable to use your own account, at least initially. <text:s/>To achieve this, log into the administrative web client (<text:a xlink:type="simple" xlink:href="http://localhost:8080/caladmin">http://localhost:8080/caladmin</text:a>) as user “admin”, select the “System” Tab → “Manage system preferences” and add the accounts that exist in your local domain.</text:p>
      <text:h text:style-name="Heading_20_3" text:outline-level="3">Localizing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The authentication method used by JBoss is defined in &lt;JBoss&gt;/server/default/conf/login-<text:soft-page-break/>config.xml. <text:s/>In the quickstart, the connection to ApacheDS is defined in login-config.xml by &lt;application-policy name="bedeworkdemo"&gt;. <text:s/>The web applications are configured to use a particular application-policy in the <text:span text:style-name="T5">cal.properties</text:span><text:span text:style-name="T7"> file:</text:span></text:p>
      <text:p text:style-name="Preformatted_20_Text">org.bedework.app.[webapp].security.domain=bedeworkdemo</text:p>
      <text:p text:style-name="Text_20_body">Moving to local LDAP authentication involves copying or modifying the &lt;application-policy name="bedeworkdemo"&gt; block and is detailed in the tutorial at the end of this chapter.</text:p>
      <text:p text:style-name="Text_20_body">Other forms of authentication can be managed by the servlet container in a number of ways which are <text:s/>beyond the scope of this document. <text:s text:c="2"/>The <text:a xlink:type="simple" xlink:href="https://community.jboss.org/wiki/JBossapplicationserverofficialdocumentationpage">JBoss website provides documentation</text:a> on configuring JBoss to use other forms of authentication, including active directory, a local file or databases. </text:p>
      <text:p text:style-name="Text_20_body">An alternative which has been implemented is to use filter based <text:a xlink:type="simple" xlink:href="http://www.ja-sig.org/wiki/display/CAS/Home">Yale/JA-SIG CAS</text:a>. </text:p>
      <text:h text:style-name="Heading_20_2" text:outline-level="2">JVM parameters</text:h>
      <text:p text:style-name="Text_20_body">Java servers work best when provided plenty of memory. <text:s/>The “./startjboss” script in the root of the quickstart is configured to start with 1GB of memory by default. <text:s/>This can be decreased for running on a laptop or increased for production (e.g. 4GB) using the command line parameters with the ./startjboss script.</text:p>
      <text:p text:style-name="Text_20_body">“./startjboss -usage” provides the following information:</text:p>
      <text:p text:style-name="Standard">startjboss.bat [-heap size] [-newsize size] [-permsize size]</text:p>
      <text:p text:style-name="Standard"/>
      <text:p text:style-name="Standard">Where:</text:p>
      <text:p text:style-name="Standard">-heap sets the heap size and should be n for bytes</text:p>
      <text:p text:style-name="Standard"><text:s text:c="39"/>nK for kilo-bytes (e.g. 256K)</text:p>
      <text:p text:style-name="Standard"><text:s text:c="39"/>nM for mega-bytes (e.g. 256M)</text:p>
      <text:p text:style-name="Standard"><text:s text:c="39"/>nG for giga-bytes (e.g. 1G)</text:p>
      <text:p text:style-name="Standard">-newsize sets the new generation size and has the same form as -heap</text:p>
      <text:p text:style-name="Standard"><text:s/>the value should be around one third of the heap</text:p>
      <text:p text:style-name="Standard"/>
      <text:p text:style-name="Standard">-permsize sets the permgen size and has the same form as -heap</text:p>
      <text:p text:style-name="Standard"><text:s text:c="2"/>The value should probably not be less than 256M</text:p>
      <text:p text:style-name="Standard"/>
      <text:p text:style-name="Standard"><text:s/>Default settings:</text:p>
      <text:p text:style-name="Standard"><text:s/>heap <text:s text:c="3"/>= 1G</text:p>
      <text:p text:style-name="Standard"><text:s/>newsize = 330M</text:p>
      <text:p text:style-name="Standard"><text:s/>permgen = 256M</text:p>
      <text:p text:style-name="Standard"><text:soft-page-break/></text:p>
      <text:p text:style-name="Standard">You may also choose to modify the startup settings directly (for linux or windows, respectively) in:</text:p>
      <text:p text:style-name="Standard"/>
      <text:p text:style-name="Preformatted_20_Text">&lt;quickstart&gt;/bedework/build/quickstart/linux/startjboss </text:p>
      <text:p text:style-name="Preformatted_20_Text">or</text:p>
      <text:p text:style-name="Preformatted_20_Text">&lt;quickstart&gt;\bedework\build\quickstart\windows\startjboss.bat</text:p>
      <text:h text:style-name="Heading_20_2" text:outline-level="2">Other Configuration Notes</text:h>
      <text:p text:style-name="Text_20_body">The JBoss packaged with Bedework 3.6 is largely configured for production. <text:s/>If you choose to use a different container, you should be aware of the following points:</text:p>
      <text:h text:style-name="Heading_20_4" text:outline-level="4">Allow directory browsing</text:h>
      <text:p text:style-name="Text_20_body">Bedework's theming system goes through a process of stylesheet discovery. <text:s/>We recommend allowing directory browsing on the server from which you host your stylesheets. <text:s/>With it enabled, Bedework can discover the stylesheets by checking for the existence of directories. Otherwise Bedwork looks for the presence of marker files (empty files titled “xsltdir.properties”) which are included by default. <text:s text:c="2"/>For more about this topic, see section 3.12 “Setting Up the Bedework Themes”.</text:p>
      <text:h text:style-name="Heading_20_4" text:outline-level="4">Uri encoding</text:h>
      <text:p text:style-name="Text_20_body">Set your container to use UTF-8. <text:s/>Tomcat, for example, uses ISO-8859-1 by default.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p>
      <text:p text:style-name="preformatted"><text:s text:c="11"/>URIEncoding="UTF-8" /&gt;</text:p>
      <text:h text:style-name="Heading_20_2" text:outline-level="2">Build and deploy</text:h>
      <text:p text:style-name="Text_20_body">Build the calendar with the command:</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text:span text:style-name="T8">for example, </text:span></text:span></text:p>
      <text:p text:style-name="Preformatted_20_Text"><text:soft-page-break/><text:span text:style-name="Source_20_Text"><text:span text:style-name="T8">./bw -bwc jboss-mysql</text:span></text:span><text:span text:style-name="Source_20_Text"><text:span text:style-name="T6">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29621192" text:style-name="L8">
        <text:list-item>
          <text:p text:style-name="P21">Within the /caladmin application, select "Admin Groups: Add" </text:p>
        </text:list-item>
        <text:list-item>
          <text:p text:style-name="P21">Give the group a name, a description, provide a userId for the owner, and set the "Events Owner" to <text:span text:style-name="T1">agrp_</text:span><text:span text:style-name="Emphasis"><text:span text:style-name="T1">groupName</text:span></text:span> that will will easily identify which group the event belongs to. The prefix “agrp_” should be left on event owners; the prefix is defined in the cal.properties file as the property org.bedework.app.CalAdmin.admingroupsidprefix) </text:p>
        </text:list-item>
        <text:list-item>
          <text:p text:style-name="P21">Once the group is added, add members by providing user ids. <text:s/>(These should be the same as those used to authenticate to the administrative client.)</text:p>
        </text:list-item>
      </text:list>
      <text:h text:style-name="Heading_20_2" text:outline-level="2">Create initial public calendar aliases</text:h>
      <text:list xml:id="list29600370" text:style-name="L9">
        <text:list-item>
          <text:p text:style-name="P22">Login to the /caladmin application as super user.</text:p>
        </text:list-item>
        <text:list-item>
          <text:p text:style-name="P22">From the “Sytem” tab, select “Manage calendars &amp; folders”. <text:s/>The default public calendar tree is divided into three sections: aliases, cals, and unbrowsable. <text:s/></text:p>
        </text:list-item>
        <text:list-item>
          <text:p text:style-name="P22">Add folders and aliases in the /public/aliases branch to provide a default set of curated event groupings. <text:s/>The aliases are available to all calendar suites for subscription.</text:p>
        </text:list-item>
        <text:list-item>
          <text:p text:style-name="P22">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he quickstart release comes with a default calendar suite called MainCampus which is <text:soft-page-break/>appropriate for use as the first public calendar suite in a production environment. <text:s/></text:p>
      <text:p text:style-name="P6">For more information see chapter 6.6“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text:soft-page-break/>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text:h>
      <text:p text:style-name="Text_20_body">The Bedework themes in the quickstart are deployed into and served from JBoss. <text:s/>While they can be left there, we recommend placing them on a web server more accessible to your web designers. <text:s/><text:span text:style-name="Strong_20_Emphasis"><text:span text:style-name="T2">Placing the stylesheets and resources on a separate web server will make them significantly more convenient to access and manipulate. <text:s/>Even if you choose to leave the themes in JBoss, prior to production you </text:span></text:span><text:span text:style-name="Strong_20_Emphasis"><text:span text:style-name="T1">must</text:span></text:span><text:span text:style-name="Strong_20_Emphasis"><text:span text:style-name="T2"> change the &lt;browserResourcesRoot&gt; (detailed below) to a URL other than localhost to make CSS, images, and other resources available to remote browser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h text:style-name="Heading_20_4" text:outline-level="4">Change the cal.properties file</text:h>
      <text:p text:style-name="Text_20_body">The destination where you copy these directories is a URL <text:span text:style-name="Strong_20_Emphasis"><text:span text:style-name="T2">specified in the </text:span></text:span><text:span text:style-name="Strong_20_Emphasis"><text:span text:style-name="T5">cal.properties</text:span></text:span><text:span text:style-name="Strong_20_Emphasis"><text:span text:style-name="T2"> file by the property: “app.&lt;name&gt;.cal.suite” for the public calendar suites and “app.&lt;name&gt;.root” for the other web applications. <text:s/>The “root” is where the server discovers and caches the xsl transforms. <text:s/>It should never be served over https.</text:span></text:span></text:p>
      <text:p text:style-name="P7"><text:span text:style-name="Strong_20_Emphasis"><text:span text:style-name="T2">Given the values in the properties file:</text:span></text:span></text:p>
      <text:p text:style-name="P7"/>
      <text:p text:style-name="preformatted"><text:soft-page-break/><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h text:style-name="Heading_20_4" text:outline-level="4">Change the cal.options.xml file</text:h>
      <text:p text:style-name="Text_20_body"><text:span text:style-name="Strong_20_Emphasis"><text:span text:style-name="T7">Once set in the cal.properties file, you must also set the properties</text:span></text:span><text:span text:style-name="Strong_20_Emphasis"><text:span text:style-name="T2"> &lt;appRoot&gt; and &lt;browserResourcesRoot&gt; in the </text:span></text:span><text:span text:style-name="Strong_20_Emphasis"><text:span text:style-name="T5">cal.options.xml</text:span></text:span><text:span text:style-name="Strong_20_Emphasis"><text:span text:style-name="T2"> file:</text:span></text:span></text:p>
      <text:p text:style-name="P12">&lt;!-- Where the browser finds css and other resources --&gt; <text:s text:c="3"/></text:p>
      <text:p text:style-name="P12">&lt;browserResourceRoot&gt;http://localhost:8080/calrsrc&lt;/browserResourceRoot&gt; <text:s text:c="9"/></text:p>
      <text:p text:style-name="P12">&lt;!-- Where the server finds xsl etc --&gt; <text:s text:c="3"/></text:p>
      <text:p text:style-name="P12">&lt;appRoot&gt;http://localhost:8080/calrsrc&lt;/appRoot&gt;</text:p>
      <text:p text:style-name="P7"><text:span text:style-name="Strong_20_Emphasis"><text:span text:style-name="T2">The appRoot is the same as the “root” property in the options file and should be set to exactly the same value. <text:s/>As noted above, it should not be served over https. <text:s/></text:span></text:span></text:p>
      <text:h text:style-name="Heading_20_4" text:outline-level="4">browserResourcesRoot, HTTPS, and mixed content messages</text:h>
      <text:p text:style-name="P7"><text:span text:style-name="Strong_20_Emphasis"><text:span text:style-name="T2">The browserResourcesRoot is where the browser will retrieve css, images, javascript, and other theme files after a transform is performed. <text:s/>If you keep the structure of the theme directories intact, you should set this value to the same as the appRoot. <text:s/>If you choose to serve a client over https, you should change the protocol for the browserResourcesRoot to https as well to avoid mixed content messages (e.g. /caladmin and /ucal). <text:s/>Note also that if you have chosen to serve the themes out of JBoss, the appRoot can be set to localhost, but the browserResourcesRoot cannot: it must be set to a URL that a browser can use to retrieve the resources.</text:span></text:span></text:p>
      <text:h text:style-name="Heading_20_4" text:outline-level="4">Directory browsing and pathname discovery</text:h>
      <text:p text:style-name="Text_20_body"><text:span text:style-name="Strong_20_Emphasis"><text:span text:style-name="T7">If directory browsing is disallowed on your web server, be certain to set the <text:s/>&lt;directoryBrowsingDisallowed&gt; option to “true” in the </text:span></text:span><text:span text:style-name="Strong_20_Emphasis"><text:span text:style-name="T5">cal.options.xml</text:span></text:span><text:span text:style-name="Strong_20_Emphasis"><text:span text:style-name="T7"> file, which will cause the filters to search for a marker file called xsltdir.properties. <text:s/>This allows pathname discovery to continue working. <text:s/>Pathname discovery allows Bedework to pick appropriate </text:span></text:span><text:soft-page-break/><text:span text:style-name="Strong_20_Emphasis"><text:span text:style-name="T7">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Rebuild / Redeploy Bedework<text:span text:style-name="Strong_20_Emphasis"><text:span text:style-name="T2"> </text:span></text:span></text:h>
      <text:p text:style-name="Text_20_body"><text:span text:style-name="Strong_20_Emphasis"><text:span text:style-name="T2">To pull in the theme configuration changes, rebuild Bedework:</text:span></text:span></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Upgrading from version 3.5 involves dumping the data from 3.5 using the dump/restore utility packaged with 3.5 (see the <text:a xlink:type="simple" xlink:href="http://www.bedework.org/bedework/update.do?artcenterkey=48">Bedework 3.5 Manual</text:a> for details) and then restoring the file to Bedework 3.6 using the method outlined in 3.6 Chapter 2, “Bedework Basics”.</text:p>
      <text:p text:style-name="Text_20_body">Upgrading from an earlier version of Bedework uses the same process as that of version 3.5, but for public calendaring requires some post processing of the data <text:s/>to move from a multiple calendar model to a single calendar model. <text:s/>A rudimentary script is available in bedework/projects/bwtools to help with this process. <text:s/></text:p>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text:soft-page-break/>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3">&lt;</text:span><text:span text:style-name="T14">cachingOn</text:span><text:span text:style-name="T13">&gt;</text:span><text:span text:style-name="T12">true</text:span><text:span text:style-name="T13">&lt;/</text:span><text:span text:style-name="T14">cachingOn</text:span><text:span text:style-name="T13">&gt;</text:span></text:p>
      <text:p text:style-name="preformatted"><text:span text:style-name="T12"><text:s text:c="10"/></text:span><text:span text:style-name="T13">&lt;</text:span><text:span text:style-name="T14">cachePrefix</text:span><text:span text:style-name="T13">&gt;</text:span><text:span text:style-name="T12">bwpubevents</text:span><text:span text:style-name="T13">&lt;/</text:span><text:span text:style-name="T14">cachePrefix</text:span><text:span text:style-name="T13">&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public event <text:s/><text:span text:style-name="T6">data feeds</text:span>. <text:s/>As of Bedework 3.6, the web cache is used only for data feeds and is shipped in a separate instance of Tomcat that runs outside of JBoss.</text:p>
      <text:p text:style-name="Text_20_body"><text:span text:style-name="T6">The Bedework Page Cache</text:span><text:span text:style-name="T8"> <text:s/>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5">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text:span><text:soft-page-break/><text:span text:style-name="T8">caches the results and returns them to the user. <text:s text:c="2"/></text:span></text:p>
      <text:p text:style-name="Text_20_body"><text:span text:style-name="T8">Note: there is currently no code to handle cache invalidation. <text:s/>You must expire events using a script (or other mechanism) that you create. <text:s/>For more details, see the Bedework wiki: </text:span><text:a xlink:type="simple" xlink:href="http://www.bedework.org/trac/bedework/wiki/CachedFeeder/ExpiringEvents"><text:span text:style-name="T8">http://www.bedework.org/trac/bedework/wiki/CachedFeeder/ExpiringEvents</text:span></text:a><text:span text:style-name="T8"> </text:span></text:p>
      <text:h text:style-name="Heading_20_4" text:outline-level="4"><text:span text:style-name="T10">The Feed URL/Widget Builder</text:span><text:span text:style-name="T8"> </text:span></text:h>
      <text:p text:style-name="P5">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5">The feed URL's may be XML, RSS, HTML, JSON, or ICS.</text:p>
      <text:p text:style-name="P5">The widgets are javascript functions that process a JSON feed. <text: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text:soft-page-break/>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9614646" text:style-name="L10">
        <text:list-item>
          <text:p text:style-name="P23"><text:span text:style-name="T1">schedule request</text:span>: allow (named principals) to request meetings</text:p>
        </text:list-item>
        <text:list-item>
          <text:p text:style-name="P23"><text:span text:style-name="T1">schedule reply</text:span>: allow (named principals) to reply to meeting requests</text:p>
        </text:list-item>
        <text:list-item>
          <text:p text:style-name="P23"><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text:soft-page-break/>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3">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0"><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0"><text:span text:style-name="Strong_20_Emphasis"><text:span text:style-name="T7"/></text:span></text:p><text:p text:style-name="P10"><text:span text:style-name="Strong_20_Emphasis"><text:span text:style-name="T7">For example, to start Bedework's directory server, enter:</text:span></text:span></text:p><text:p text:style-name="P10"><text:span text:style-name="Strong_20_Emphasis"><text:span text:style-name="T7">“</text:span></text:span><text:span text:style-name="Strong_20_Emphasis"><text:span text:style-name="T10">bw -quickstart dir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29608090" text:style-name="Numbering_20_1">
        <text:list-item>
          <text:p text:style-name="P36">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6">Log into a console window and set JAVA_HOME.<text:line-break/>E.g. “export JAVA_HOME=/usr/java/jdk1.6.0_16” (in windows: <text:line-break/>“set JAVA_HOME=C:\Program Files\Java\jdk1.6.0_16”)<text:line-break/></text:p>
        </text:list-item>
        <text:list-item>
          <text:p text:style-name="P36">Unzip the quickstart, and run it to demonstrate that it is working as expected:</text:p>
          <text:p text:style-name="P32">open three consoles and cd &lt;quickstartDirectory&gt;<text:line-break/><text:soft-page-break/>console 1: ./bw -quickstart dirstart</text:p>
          <text:p text:style-name="P32">console 2: ./startjboss</text:p>
          <text:p text:style-name="P32">console 3: ./bw -quickstart tomcatstart</text:p>
          <text:p text:style-name="P36"/>
        </text:list-item>
        <text:list-item>
          <text:p text:style-name="P36">Set up the database:</text:p>
          <text:list>
            <text:list-item>
              <text:p text:style-name="P36">Verify that you have an instance of MySQL running on your system, e.g. version 5.1.</text:p>
            </text:list-item>
            <text:list-item>
              <text:p text:style-name="P36"><text:s/>Login to MySQL as root and create a database:</text:p>
            </text:list-item>
          </text:list>
          <text:p text:style-name="P32">create database bedework3p6</text:p>
          <text:list>
            <text:list-item>
              <text:p text:style-name="P36">Grant privileges on the table to a user of your choice (e.g. “bedework”):</text:p>
            </text:list-item>
          </text:list>
          <text:p text:style-name="P32">grant all on bedework3p6.* to 'bedework' identified by 'password';</text:p>
          <text:p text:style-name="P36"/>
        </text:list-item>
        <text:list-item>
          <text:p text:style-name="P36">Add mysql jar files to JBoss. <text:line-break/>The official JDBC driver for it is called Connector/J - download from <text:a xlink:type="simple" xlink:href="http://www.mysql.com/">http://www.mysql.com</text:a> and install the jar file (e.g. mysql-connector-java-5.1.11-bin.jar) into &lt;quickstart&gt;/jboss-5.1.0.GA/server/default/lib/ See also: <text:a xlink:type="simple" xlink:href="http://docs.jboss.org/jbossas/getting_started/v5/html/db.html">http://docs.jboss.org/jbossas/getting_started/v5/html/db.html</text:a>.<text:line-break/></text:p>
        </text:list-item>
        <text:list-item>
          <text:p text:style-name="P36">Edit jboss-5.1.0/server/default/bwdeploy/<text:span text:style-name="T1">bedework-ds.xml </text:span><text:span text:style-name="T2">and modify the CalendarDS data source JBoss will use to connect to the Bedework database. <text:s/>R</text:span>eplace the CalendarDS data source with the following to move to MySQL, and update the &lt;connection-url&gt;, &lt;user-name&gt;, and &lt;password&gt; appropriately:</text:p>
          <text:p text:style-name="P32">&lt;datasources&gt; <text:line-break/> <text:s/>&lt;local-tx-datasource&gt;<text:line-break/> <text:s text:c="3"/>&lt;jndi-name&gt;CalendarDS&lt;/jndi-name&gt;<text:line-break/> <text:s text:c="3"/>&lt;connection-url&gt;jdbc:mysql://127.0.0.1:3306/bedework3p6&lt;/connection-url&gt;<text:line-break/> <text:s text:c="3"/>&lt;driver-class&gt;com.mysql.jdbc.Driver&lt;/driver-class&gt;<text:line-break/> <text:s text:c="3"/>&lt;user-name&gt;bedework&lt;/user-name&gt;<text:line-break/> <text:s text:c="3"/>&lt;password&gt;mypswd&lt;/password&gt;<text:line-break/> <text:s text:c="3"/>&lt;min-pool-size&gt;5&lt;/min-pool-size&gt;<text:line-break/> <text:s text:c="3"/>&lt;max-pool-size&gt;100&lt;/max-pool-size&gt;<text:line-break/> <text:s text:c="3"/>&lt;blocking-timeout-millis&gt;5000&lt;/blocking-timeout-millis&gt;<text:line-break/> <text:s text:c="3"/>&lt;idle-timeout-minutes&gt;15&lt;/idle-timeout-minutes&gt;<text:line-break/> <text:s text:c="3"/>&lt;metadata&gt;<text:line-break/> <text:s text:c="5"/>&lt;type-mapping&gt;mySQL&lt;/type-mapping&gt;<text:line-break/><text:soft-page-break/> <text:s text:c="3"/>&lt;/metadata&gt;<text:line-break/> <text:s/>&lt;/local-tx-datasource&gt;</text:p>
          <text:p text:style-name="P32">&lt;/datasources&gt; </text:p>
          <text:p text:style-name="P36"/>
        </text:list-item>
        <text:list-item>
          <text:p text:style-name="P36">Copy the configurations directory to your home directory:</text:p>
          <text:p text:style-name="P32">cp &lt;quickstartDirectory&gt;/bedework/config/bwbuild /home/&lt;userid&gt;/</text:p>
          <text:p text:style-name="P36"/>
        </text:list-item>
        <text:list-item>
          <text:p text:style-name="P36">Modify the example jboss-mysql configuration provided with the quickstart</text:p>
          <text:list>
            <text:list-item>
              <text:p text:style-name="P36">Modify /home/&lt;userid&gt;/bwbuild/jboss-mysql/<text:span text:style-name="T1">cal.properties</text:span>:</text:p>
            </text:list-item>
          </text:list>
        </text:list-item>
      </text:list>
      <text:list xml:id="list29615455" text:style-name="L11">
        <text:list-item>
          <text:list>
            <text:list-item>
              <text:list>
                <text:list-item>
                  <text:p text:style-name="P37">Remove from the list of applications on line 19 any you don't want to build:</text:p>
                </text:list-item>
              </text:list>
            </text:list-item>
          </text:list>
        </text:list-item>
      </text:list>
      <text:list xml:id="list30667312" text:continue-list="list29608090" text:style-name="Numbering_20_1">
        <text:list-item>
          <text:list>
            <text:list-item>
              <text:list>
                <text:list-header>
                  <text:p text:style-name="P34">org.bedework.install.app.names=&lt;apps&gt;</text:p>
                </text:list-header>
              </text:list>
            </text:list-item>
          </text:list>
        </text:list-item>
      </text:list>
      <text:list xml:id="list29604760" text:style-name="L12">
        <text:list-item>
          <text:list>
            <text:list-item>
              <text:list>
                <text:list-item>
                  <text:p text:style-name="P38">On lines 34-36, set the URL, username, and password for the database (as was done in step 6). E.g. the URL would be:</text:p>
                </text:list-item>
              </text:list>
            </text:list-item>
          </text:list>
        </text:list-item>
      </text:list>
      <text:list xml:id="list30679723" text:continue-list="list30667312" text:style-name="Numbering_20_1">
        <text:list-item>
          <text:list>
            <text:list-item>
              <text:list>
                <text:list-header>
                  <text:p text:style-name="P34"><text:s/>org.bedework.global.jdbcurl=jdbc:mysql://127.0.0.1:3306/bedework3p6</text:p>
                  <text:p text:style-name="P40">assuming MySQL is running on the same server – otherwise, adjust the URL appropriately.</text:p>
                </text:list-header>
              </text:list>
            </text:list-item>
            <text:list-item>
              <text:p text:style-name="P36">Modify /home/&lt;userid&gt;/bwbuild/jboss-mysql/<text:span text:style-name="T1">cal.options.xml</text:span>:</text:p>
            </text:list-item>
          </text:list>
        </text:list-item>
      </text:list>
      <text:list xml:id="list29605135" text:style-name="L13">
        <text:list-item>
          <text:list>
            <text:list-item>
              <text:list>
                <text:list-item>
                  <text:p text:style-name="P39">Set the default tzid (timezone id) and the systemid on lines 115 &amp; 116, e.g.</text:p>
                  <text:p text:style-name="P33">&lt;tzid&gt;America/New York&lt;/tzid&gt; and<text:line-break/>&lt;systemid&gt;<text:a xlink:type="simple" xlink:href="mailto:calendar@mysite.edu">calendar@mysite.edu</text:a>&lt;/systemid&gt;.</text:p>
                  <text:p text:style-name="P39">The systemid is used to uniquely identify the events in your system</text:p>
                </text:list-item>
                <text:list-item>
                  <text:p text:style-name="P39">Change <text:span text:style-name="T1">&lt;browserResourcesRoot&gt;</text:span> <text:s/>(in<text:span text:style-name="T2"> six </text:span>places) to reference the server from which the resources should be served (can't be localhost).<text:line-break/></text:p>
                </text:list-item>
              </text:list>
            </text:list-item>
          </text:list>
        </text:list-item>
      </text:list>
      <text:list xml:id="list30668345" text:continue-list="list30679723" text:style-name="Numbering_20_1">
        <text:list-item>
          <text:p text:style-name="P40"><text:s/>Build the system:</text:p>
        </text:list-item>
      </text:list>
      <text:list xml:id="list22150185" text:style-name="Numbering_20_1">
        <text:list-header>
          <text:p text:style-name="P32">./bw -bwc jboss-mysql clean.deploy.debug</text:p>
        </text:list-header>
      </text:list>
      <text:list xml:id="list30667660" text:continue-list="list30668345" text:style-name="Numbering_20_1">
        <text:list-header>
          <text:p text:style-name="P36"/>
        </text:list-header>
        <text:list-item>
          <text:p text:style-name="P36"><text:s/>Follow instructions in Chapter 2 "Bedework Basics" to initialize the database schema and restore a data file using the JMX console.</text:p>
          <text:list>
            <text:list-item>
              <text:p text:style-name="P36">If a new installation, use one of the provided data files</text:p>
            </text:list-item>
            <text:list-item>
              <text:p text:style-name="P36">If upgrading, restore a dumped file. <text:s/>Please see the “Upgrading” section in this chapter for details on how to upgrade from a system earlier than Bedework 3.5.</text:p>
            </text:list-item>
          </text:list>
          <text:p text:style-name="P40"><text:soft-page-break/><text:s/></text:p>
        </text:list-item>
        <text:list-item>
          <text:p text:style-name="P40"><text:s/>Verify that Bedework starts up and that the web clients are working as expected: <text:line-break/></text:p>
          <text:p text:style-name="P32">open three consoles and cd &lt;quickstartDirectory&gt;<text:line-break/>console 1: ./bw -bwc jboss-mysql dirstart</text:p>
          <text:p text:style-name="P32">console 2: ./startjboss</text:p>
          <text:p text:style-name="P32">console 3: ./bw -bwc jboss-mysql tomcatstart</text:p>
          <text:p text:style-name="P40"><text:s text:c="2"/></text:p>
        </text:list-item>
        <text:list-item>
          <text:p text:style-name="P40">Use your local LDAP directory for authentication:</text:p>
          <text:list>
            <text:list-item>
              <text:p text:style-name="P40">FIRST, login to the Bedework admin client and add a superuser that exists in your local LDAP directory: </text:p>
              <text:list>
                <text:list-item>
                  <text:p text:style-name="P40">login as admin </text:p>
                </text:list-item>
                <text:list-item>
                  <text:p text:style-name="P40">click the “System” tab</text:p>
                </text:list-item>
                <text:list-item>
                  <text:p text:style-name="P40">select “Manage System Preferences”</text:p>
                </text:list-item>
                <text:list-item>
                  <text:p text:style-name="P40">In the third row, add a username (probably yourself) to the comma separated list of superusers.</text:p>
                </text:list-item>
              </text:list>
            </text:list-item>
            <text:list-item>
              <text:p text:style-name="P40">Configure JBoss to point at your local LDAP server:</text:p>
              <text:list>
                <text:list-item>
                  <text:p text:style-name="P40">Edit &lt;quickstart&gt;/jboss-5.1.0.GA /server/default/conf/login-config.xml</text:p>
                </text:list-item>
                <text:list-item>
                  <text:p text:style-name="P40">Modify the &lt;application-policy name=”bedeworkdemo”&gt; section found on line 110 to point to your local LDAP server. This will typically involve modifying three properties: <text:s/></text:p>
                  <text:p text:style-name="P40"/>
                  <text:p text:style-name="P34">principalDNPrefix, e.g. "uid="</text:p>
                  <text:p text:style-name="P34">principalDNSuffix, e.g. ",ou=accounts, dc=rpi, dc=edu"</text:p>
                  <text:p text:style-name="P34">java.naming.provider.url, e.g "ldap://login.myserver.edu/"</text:p>
                  <text:p text:style-name="P40">Note: if you choose to change the name “bedeworkdemo” to something more reasonable for your site, you must update the references to "bedeworkdemo" in bwbuild/cal.options (four places) to reflect the new policy name.)</text:p>
                </text:list-item>
                <text:list-item>
                  <text:p text:style-name="P40">Prepare your group properties - Modify<text:line-break/>/home/&lt;userid&gt;/bwbuild/jboss-mysql/<text:span text:style-name="T1">cal.options.xml:<text:line-break/></text:span>Set the &lt;user-ldap-group&gt; options on lines 68-87</text:p>
                </text:list-item>
                <text:list-item>
                  <text:p text:style-name="P40">Rebuild the system:</text:p>
                </text:list-item>
              </text:list>
            </text:list-item>
          </text:list>
        </text:list-item>
      </text:list>
      <text:list xml:id="list29622964" text:style-name="L14">
        <text:list-item>
          <text:p text:style-name="P44">stop JBoss</text:p>
        </text:list-item>
        <text:list-item>
          <text:p text:style-name="P44">./bw -bwc jboss-mysql clean.deploy.debug</text:p>
        </text:list-item>
        <text:list-item>
          <text:p text:style-name="P44">restart JBoss</text:p>
        </text:list-item>
      </text:list>
      <text:list xml:id="list30662360" text:continue-list="list30667660" text:style-name="Numbering_20_1">
        <text:list-item>
          <text:list>
            <text:list-item>
              <text:list>
                <text:list-item>
                  <text:p text:style-name="P40">Test the web clients. <text:s/>Login to the admin or user client to test Ldap auth.</text:p>
                </text:list-item>
              </text:list>
            </text:list-item>
          </text:list>
        </text:list-item>
      </text:list>
      <text:p text:style-name="Standard"/>
      <text:p text:style-name="Standard">You should now have a production-ready Bedework system running.</text:p>
      <text:p text:style-name="Standard"><text:soft-page-break/></text:p>
      <text:p text:style-name="P9">A few common things not covered in this tutorial:</text:p>
      <text:list xml:id="list29593694" text:style-name="L15">
        <text:list-item>
          <text:p text:style-name="P41">Copying ear or war files into and configuring settings for an existing J2EE or servlet container. </text:p>
        </text:list-item>
        <text:list-item>
          <text:p text:style-name="P41">Setting JVM parameters (see section 3.5). <text:s/>You should run Bedework in production with plenty of memory. </text:p>
        </text:list-item>
        <text:list-item>
          <text:p text:style-name="P41">Moving the Bedework themes to a different web server (see section 3.12) – you do not have to do this, but it will probably make theming easier.</text:p>
        </text:list-item>
      </text:list>
      <text:p text:style-name="Standard"/>
      <text:p text:style-name="Text_20_body">Build Notes:</text:p>
      <text:list xml:id="list29611394" text:style-name="L16">
        <text:list-item>
          <text:p text:style-name="P24"><text:span text:style-name="T5">./bw</text:span> is a script that fires off Bedework's ant builds. <text:s/><text:span text:style-name="T9">To see more instructions, type “./bw” for help at the command line.</text:span></text:p>
        </text:list-item>
        <text:list-item>
          <text:p text:style-name="P24"><text:span text:style-name="T5">-quickstart</text:span> tells Bedework to use the configurations found in bedework/config/bwbuild/ (Bedework will otherwise look first in your home directory for configurations).</text:p>
        </text:list-item>
        <text:list-item>
          <text:p text:style-name="P25"><text:span text:style-name="T1">-bwc </text:span><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42"><text:span text:style-name="T5">deploy, deploy.debug, clean.deploy.debug</text:span><text:span text:style-name="T6"> </text:span><text:span text:style-name="T8">are targets passed t</text:span>o Ant. <text:s/>Use “deploy.debug” while testing and developing. <text:s/>Use “deploy” for a production release. “clean” will force a deep clean during the build, removing and recompiling all dependencies.</text:p>
          <text:p text:style-name="P42"/>
        </text:list-item>
      </text:list>
      <text:p text:style-name="Standard">Other scripts:<text:line-break/></text:p>
      <text:list xml:id="list30658966" text:continue-numbering="true" text:style-name="L16">
        <text:list-item>
          <text:p text:style-name="P43"><text:span text:style-name="T1">./startjboss </text:span><text:span text:style-name="T8"><text:s/>is a script to launch JBoss. <text:s/>It accepts a number of command line parameters. <text:s/>To see more instruction, type “./startjboss -usage” for help at the command line (or look at section 3.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0:55:43.83">Feb 23, 2010</text:date> <text:tab/><text:tab/>p.<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114</meta:editing-cycles>
    <meta:editing-duration>PT79H37M03S</meta:editing-duration>
    <dc:title>BedeworkTemplate</dc:title>
    <meta:initial-creator>Arlen Johnson</meta:initial-creator>
    <dc:date>2010-02-23T10:55:43.77</dc:date>
    <meta:printed-by>Arlen Johnson</meta:printed-by>
    <meta:print-date>2009-09-16T10:02:26.37</meta:print-date>
    <dc:creator>Arlen Johnson</dc:creator>
    <meta:document-statistic meta:table-count="0" meta:image-count="0" meta:object-count="0" meta:page-count="26" meta:paragraph-count="429" meta:word-count="6968" meta:character-count="4767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